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22.4mm"/>
    </style:style>
    <style:style style:name="co4" style:family="table-column">
      <style:table-column-properties fo:break-before="auto" style:column-width="21.04mm"/>
    </style:style>
    <style:style style:name="co5" style:family="table-column">
      <style:table-column-properties fo:break-before="auto" style:column-width="17.23mm"/>
    </style:style>
    <style:style style:name="co6" style:family="table-column">
      <style:table-column-properties fo:break-before="auto" style:column-width="30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Character Sheet - Mai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ttributes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Mental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Intelligence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Wit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Resolve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Physical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Strength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Dexterity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tamina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Social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Presence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Manipulation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Compos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ills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Ment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cademic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mput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raf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vestigat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edici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ccul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litic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cience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Physic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thletic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raw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riv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rearm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arcen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ealth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Survival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Weaponry</text:p>
          </table:table-cell>
          <table:table-cell table:number-columns-repeated="2"/>
          <table:table-cell table:style-name="ce1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/>
        </table:table-row>
        <table:table-row table:style-name="ro1">
          <table:table-cell/>
          <table:table-cell table:style-name="Default" office:value-type="string" calcext:value-type="string">
            <text:p>Social</text:p>
          </table:table-cell>
          <table:table-cell table:number-columns-repeated="3"/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Animal Ken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Empathy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Expression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Intimid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ersu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ocializ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reetwi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bterfug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 Mono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4T23:48:40.199785829</dc:date>
    <meta:editing-duration>PT5M29S</meta:editing-duration>
    <meta:editing-cycles>1</meta:editing-cycles>
    <meta:generator>LibreOffice/6.1.3.2$Linux_X86_64 LibreOffice_project/10$Build-2</meta:generator>
    <meta:document-statistic meta:table-count="1" meta:cell-count="41" meta:object-count="0"/>
  </office:meta>
</office:document-meta>
</file>